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74ca" officeooo:paragraph-rsid="000574ca"/>
    </style:style>
    <style:style style:name="P2" style:family="paragraph" style:parent-style-name="Standard">
      <style:text-properties fo:font-weight="bold" officeooo:rsid="000574ca" officeooo:paragraph-rsid="000574ca" style:font-weight-asian="bold" style:font-weight-complex="bold"/>
    </style:style>
    <style:style style:name="P3" style:family="paragraph" style:parent-style-name="Standard">
      <style:text-properties fo:font-weight="normal" officeooo:rsid="000574ca" officeooo:paragraph-rsid="000574ca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/*</text:p>
      <text:p text:style-name="P3">=====================================================================</text:p>
      <text:p text:style-name="P3">Assignment : SPARE MATRIX</text:p>
      <text:p text:style-name="P3">Name : Gaurav Ghati</text:p>
      <text:p text:style-name="P3">class : SE 10</text:p>
      <text:p text:style-name="P3">Batch : F 10</text:p>
      <text:p text:style-name="P3"/>
      <text:p text:style-name="P3">Problem Statement : </text:p>
      <text:p text:style-name="P3">Implement Sparse Matrix and perform the following operations on it:</text:p>
      <text:p text:style-name="P3"><text:tab/>1) Addition</text:p>
      <text:p text:style-name="P3"><text:tab/>2) Simple Transpose</text:p>
      <text:p text:style-name="P3"><text:tab/>3) Fast Transpose</text:p>
      <text:p text:style-name="P3">=====================================================================</text:p>
      <text:p text:style-name="P3">*/</text:p>
      <text:p text:style-name="P3"/>
      <text:p text:style-name="P3">#include &lt;stdio.h&gt;</text:p>
      <text:p text:style-name="P3">#include &lt;stdlib.h&gt;</text:p>
      <text:p text:style-name="P3">#include &lt;string.h&gt;</text:p>
      <text:p text:style-name="P3"/>
      <text:p text:style-name="P3">#define l 20</text:p>
      <text:p text:style-name="P3"/>
      <text:p text:style-name="P3">typedef struct {</text:p>
      <text:p text:style-name="P3"><text:tab/>int row;</text:p>
      <text:p text:style-name="P3"><text:tab/>int col;</text:p>
      <text:p text:style-name="P3"><text:tab/>int val;</text:p>
      <text:p text:style-name="P3">}spMat;</text:p>
      <text:p text:style-name="P3"/>
      <text:p text:style-name="P3">void getMat(spMat m[l])</text:p>
      <text:p text:style-name="P3">{</text:p>
      <text:p text:style-name="P3"><text:tab/>int i,j,t,temp,cnt=1;</text:p>
      <text:p text:style-name="P3"><text:tab/>printf("Enter elements one by one.\n");</text:p>
      <text:p text:style-name="P3"><text:tab/>for(i=0;i&lt;m[0].row;i++)</text:p>
      <text:p text:style-name="P3"><text:tab/><text:tab/>for(j=0;j&lt;m[0].col;j++)</text:p>
      <text:p text:style-name="P3"><text:tab/><text:tab/>{<text:tab/>scanf("%d",&amp;temp);</text:p>
      <text:p text:style-name="P3"><text:tab/><text:tab/><text:tab/>if(temp!=0)</text:p>
      <text:p text:style-name="P3"><text:tab/><text:tab/><text:tab/>{</text:p>
      <text:p text:style-name="P3"><text:tab/><text:tab/><text:tab/><text:tab/>m[cnt].row = i;</text:p>
      <text:p text:style-name="P3"><text:tab/><text:tab/><text:tab/><text:tab/>m[cnt].col = j;</text:p>
      <text:p text:style-name="P3"><text:tab/><text:tab/><text:tab/><text:tab/>m[cnt].val = temp;</text:p>
      <text:p text:style-name="P3"><text:tab/><text:tab/><text:tab/><text:tab/>cnt++;</text:p>
      <text:p text:style-name="P3"><text:tab/><text:tab/><text:tab/>}</text:p>
      <text:p text:style-name="P3"><text:tab/><text:tab/>}</text:p>
      <text:p text:style-name="P3"><text:tab/>m[0].val = cnt-1;</text:p>
      <text:p text:style-name="P3">}</text:p>
      <text:p text:style-name="P3"/>
      <text:p text:style-name="P3">void showMat(spMat m[l])</text:p>
      <text:p text:style-name="P3">{</text:p>
      <text:p text:style-name="P3"><text:tab/>int t;</text:p>
      <text:p text:style-name="P3"><text:tab/>printf("\n\tRow\tCol\tValue\n");</text:p>
      <text:p text:style-name="P3"><text:tab/>for(t=0;t&lt;=m[0].val;t++)</text:p>
      <text:p text:style-name="P3"><text:tab/>{</text:p>
      <text:p text:style-name="P3"><text:soft-page-break/><text:tab/><text:tab/>printf("\t%d\t%d\t%d\n",m[t].row,m[t].col,m[t].val);</text:p>
      <text:p text:style-name="P3"><text:tab/>}</text:p>
      <text:p text:style-name="P3">}</text:p>
      <text:p text:style-name="P3"/>
      <text:p text:style-name="P3">void addMat(spMat m1[l],spMat m2[l],spMat m[l])</text:p>
      <text:p text:style-name="P3">{</text:p>
      <text:p text:style-name="P3"><text:tab/>int i=1, j=1, k=1;</text:p>
      <text:p text:style-name="P3"><text:tab/>while(i&lt;=m1[0].val &amp;&amp; j&lt;=m2[0].val)</text:p>
      <text:p text:style-name="P3"><text:tab/>{</text:p>
      <text:p text:style-name="P3"><text:tab/><text:tab/>if(m1[i].row == m2[j].row &amp;&amp; m1[i].col == m2[j].col)</text:p>
      <text:p text:style-name="P3"><text:tab/><text:tab/>{</text:p>
      <text:p text:style-name="P3"><text:tab/><text:tab/><text:tab/>m[k].row = m1[i].row;</text:p>
      <text:p text:style-name="P3"><text:tab/><text:tab/><text:tab/>m[k].col = m1[i].col;</text:p>
      <text:p text:style-name="P3"><text:tab/><text:tab/><text:tab/>m[k].val = m1[i].val + m2[j].val;</text:p>
      <text:p text:style-name="P3"><text:tab/><text:tab/><text:tab/>i++;</text:p>
      <text:p text:style-name="P3"><text:tab/><text:tab/><text:tab/>j++;</text:p>
      <text:p text:style-name="P3"><text:tab/><text:tab/><text:tab/>k++;</text:p>
      <text:p text:style-name="P3"><text:tab/><text:tab/>}</text:p>
      <text:p text:style-name="P3"><text:tab/><text:tab/>else if(m1[i].row == m2[j].row &amp;&amp; m1[i].col &lt; m2[j].col)</text:p>
      <text:p text:style-name="P3"><text:tab/><text:tab/>{</text:p>
      <text:p text:style-name="P3"><text:tab/><text:tab/><text:tab/>m[k] = m1[i];</text:p>
      <text:p text:style-name="P3"><text:tab/><text:tab/><text:tab/>i++;</text:p>
      <text:p text:style-name="P3"><text:tab/><text:tab/><text:tab/>k++;</text:p>
      <text:p text:style-name="P3"><text:tab/><text:tab/>}</text:p>
      <text:p text:style-name="P3"><text:tab/><text:tab/>else if(m1[i].row == m2[j].row &amp;&amp; m1[i].col &gt; m2[j].col)</text:p>
      <text:p text:style-name="P3"><text:tab/><text:tab/>{</text:p>
      <text:p text:style-name="P3"><text:tab/><text:tab/><text:tab/>m[k] = m2[j];</text:p>
      <text:p text:style-name="P3"><text:tab/><text:tab/><text:tab/>j++;</text:p>
      <text:p text:style-name="P3"><text:tab/><text:tab/><text:tab/>k++;</text:p>
      <text:p text:style-name="P3"><text:tab/><text:tab/>}</text:p>
      <text:p text:style-name="P3"><text:tab/><text:tab/>else if(m1[i].row &lt; m2[j].row)</text:p>
      <text:p text:style-name="P3"><text:tab/><text:tab/>{</text:p>
      <text:p text:style-name="P3"><text:tab/><text:tab/><text:tab/>m[k] = m1[i];</text:p>
      <text:p text:style-name="P3"><text:tab/><text:tab/><text:tab/>i++;</text:p>
      <text:p text:style-name="P3"><text:tab/><text:tab/><text:tab/>k++;</text:p>
      <text:p text:style-name="P3"><text:tab/><text:tab/>}</text:p>
      <text:p text:style-name="P3"><text:tab/><text:tab/>else</text:p>
      <text:p text:style-name="P3"><text:tab/><text:tab/>{</text:p>
      <text:p text:style-name="P3"><text:tab/><text:tab/><text:tab/>m[k] = m2[j];</text:p>
      <text:p text:style-name="P3"><text:tab/><text:tab/><text:tab/>j++;</text:p>
      <text:p text:style-name="P3"><text:tab/><text:tab/><text:tab/>k++;</text:p>
      <text:p text:style-name="P3"><text:tab/><text:tab/>}</text:p>
      <text:p text:style-name="P3"><text:tab/>}</text:p>
      <text:p text:style-name="P3"><text:tab/>while(i&lt;=m1[0].val)</text:p>
      <text:p text:style-name="P3"><text:tab/>{</text:p>
      <text:p text:style-name="P3"><text:tab/><text:tab/>m[k] = m1[i];</text:p>
      <text:p text:style-name="P3"><text:tab/><text:tab/>i++;</text:p>
      <text:p text:style-name="P3"><text:tab/><text:tab/>k++;</text:p>
      <text:p text:style-name="P3"><text:tab/>}</text:p>
      <text:p text:style-name="P3"><text:tab/>while(j&lt;=m2[0].val)</text:p>
      <text:p text:style-name="P3"><text:tab/>{</text:p>
      <text:p text:style-name="P3"><text:tab/><text:tab/>m[k] = m2[j];</text:p>
      <text:p text:style-name="P3"><text:soft-page-break/><text:tab/><text:tab/>j++;</text:p>
      <text:p text:style-name="P3"><text:tab/><text:tab/>k++;</text:p>
      <text:p text:style-name="P3"><text:tab/>}</text:p>
      <text:p text:style-name="P3"><text:tab/>m[0].row = m1[0].row;</text:p>
      <text:p text:style-name="P3"><text:tab/>m[0].col = m1[0].col;</text:p>
      <text:p text:style-name="P3"><text:tab/>m[0].val = k-1;</text:p>
      <text:p text:style-name="P3">}</text:p>
      <text:p text:style-name="P3"/>
      <text:p text:style-name="P3">void trans(spMat a[l], spMat b[l])</text:p>
      <text:p text:style-name="P3">{</text:p>
      <text:p text:style-name="P3"><text:tab/>int i,j,cb;</text:p>
      <text:p text:style-name="P3"><text:tab/>b[0].row = a[0].col;</text:p>
      <text:p text:style-name="P3"><text:tab/>b[0].col = a[0].row;</text:p>
      <text:p text:style-name="P3"><text:tab/>b[0].val = a[0].val;</text:p>
      <text:p text:style-name="P3"><text:tab/>if(a[0].val &gt; 0)</text:p>
      <text:p text:style-name="P3"><text:tab/>{</text:p>
      <text:p text:style-name="P3"><text:tab/><text:tab/>cb = 1;</text:p>
      <text:p text:style-name="P3"><text:tab/><text:tab/>for(i=0; i&lt;a[0].col; i++)</text:p>
      <text:p text:style-name="P3"><text:tab/><text:tab/><text:tab/>for(j=1; j&lt;=a[0].val; j++)</text:p>
      <text:p text:style-name="P3"><text:tab/><text:tab/><text:tab/><text:tab/>if(a[j].col == i)</text:p>
      <text:p text:style-name="P3"><text:tab/><text:tab/><text:tab/><text:tab/>{</text:p>
      <text:p text:style-name="P3"><text:tab/><text:tab/><text:tab/><text:tab/><text:tab/>b[cb].row = a[j].col;</text:p>
      <text:p text:style-name="P3"><text:tab/><text:tab/><text:tab/><text:tab/><text:tab/>b[cb].col = a[j].row;</text:p>
      <text:p text:style-name="P3"><text:tab/><text:tab/><text:tab/><text:tab/><text:tab/>b[cb].val = a[j].val;</text:p>
      <text:p text:style-name="P3"><text:tab/><text:tab/><text:tab/><text:tab/><text:tab/>cb++;</text:p>
      <text:p text:style-name="P3"><text:tab/><text:tab/><text:tab/><text:tab/>}</text:p>
      <text:p text:style-name="P3"><text:tab/>}</text:p>
      <text:p text:style-name="P3">}</text:p>
      <text:p text:style-name="P3"/>
      <text:p text:style-name="P3">void fasttrans(spMat a[l], spMat b[l])</text:p>
      <text:p text:style-name="P3">{</text:p>
      <text:p text:style-name="P3"><text:tab/>int row_terms[l], start_pos[l];</text:p>
      <text:p text:style-name="P3"><text:tab/>int i, j, num_cols = a[0].col, num_terms = a[0].val;</text:p>
      <text:p text:style-name="P3"><text:tab/>b[0].row = num_cols;</text:p>
      <text:p text:style-name="P3"><text:tab/>b[0].col = a[0].row;</text:p>
      <text:p text:style-name="P3"><text:tab/>b[0].val = num_terms;</text:p>
      <text:p text:style-name="P3"/>
      <text:p text:style-name="P3"><text:tab/>if(num_terms &gt; 0)</text:p>
      <text:p text:style-name="P3"><text:tab/>{</text:p>
      <text:p text:style-name="P3"><text:tab/><text:tab/>for(i=0; i&lt;num_cols; i++)</text:p>
      <text:p text:style-name="P3"><text:tab/><text:tab/><text:tab/>row_terms[i] = 0;</text:p>
      <text:p text:style-name="P3"><text:tab/><text:tab/>for(i=1; i&lt;=num_terms; i++)</text:p>
      <text:p text:style-name="P3"><text:tab/><text:tab/><text:tab/>row_terms[a[i].col]++;</text:p>
      <text:p text:style-name="P3"><text:s text:c="8"/>start_pos[0] = 1;</text:p>
      <text:p text:style-name="P3"><text:s text:c="8"/>for(i=1; i&lt;num_cols; i++)</text:p>
      <text:p text:style-name="P3"><text:s text:c="12"/>start_pos[i] = start_pos[i-1] + row_terms[i-1];</text:p>
      <text:p text:style-name="P3"><text:tab/><text:tab/>for(i=1; i&lt;=num_terms; i++)</text:p>
      <text:p text:style-name="P3"><text:tab/><text:tab/>{</text:p>
      <text:p text:style-name="P3"><text:tab/><text:tab/><text:tab/>j = start_pos[a[i].col]++;</text:p>
      <text:p text:style-name="P3"><text:tab/><text:tab/><text:tab/>b[j].row = a[i].col;</text:p>
      <text:p text:style-name="P3"><text:tab/><text:tab/><text:tab/>b[j].col = a[i].row;</text:p>
      <text:p text:style-name="P3"><text:tab/><text:tab/><text:tab/>b[j].val = a[i].val;</text:p>
      <text:p text:style-name="P3"><text:soft-page-break/><text:tab/><text:tab/>}</text:p>
      <text:p text:style-name="P3"><text:tab/>}</text:p>
      <text:p text:style-name="P3">}</text:p>
      <text:p text:style-name="P3"/>
      <text:p text:style-name="P3">void MatDisplay(spMat m[l])</text:p>
      <text:p text:style-name="P3">{</text:p>
      <text:p text:style-name="P3"><text:s text:c="4"/>int i, j, t=1, a;</text:p>
      <text:p text:style-name="P3"/>
      <text:p text:style-name="P3"><text:s text:c="4"/>printf("\t");</text:p>
      <text:p text:style-name="P3"><text:s text:c="4"/>for(i=0; i&lt;m[0].row; i++)</text:p>
      <text:p text:style-name="P3"><text:s text:c="4"/>{</text:p>
      <text:p text:style-name="P3"><text:s text:c="8"/>for(j=0; j&lt;m[0].col; j++)</text:p>
      <text:p text:style-name="P3"><text:s text:c="8"/>{</text:p>
      <text:p text:style-name="P3"><text:s text:c="12"/>if(i==m[t].row &amp;&amp; j==m[t].col)</text:p>
      <text:p text:style-name="P3"><text:s text:c="12"/>{</text:p>
      <text:p text:style-name="P3"><text:s text:c="16"/>a=m[t].val;</text:p>
      <text:p text:style-name="P3"><text:s text:c="16"/>t++;</text:p>
      <text:p text:style-name="P3"><text:s text:c="12"/>}</text:p>
      <text:p text:style-name="P3"><text:s text:c="12"/>else</text:p>
      <text:p text:style-name="P3"><text:s text:c="16"/>a=0;</text:p>
      <text:p text:style-name="P3"><text:s text:c="12"/>printf(" %d <text:s/>", a);</text:p>
      <text:p text:style-name="P3"><text:s text:c="8"/>}</text:p>
      <text:p text:style-name="P3"><text:s text:c="8"/>printf("\n\t");</text:p>
      <text:p text:style-name="P3"><text:s text:c="4"/>}</text:p>
      <text:p text:style-name="P3">}</text:p>
      <text:p text:style-name="P3"/>
      <text:p text:style-name="P3">int main()</text:p>
      <text:p text:style-name="P3">{</text:p>
      <text:p text:style-name="P3"><text:tab/>int ch,t=0;</text:p>
      <text:p text:style-name="P3"><text:tab/>spMat m1[l],m2[l],m3[l];</text:p>
      <text:p text:style-name="P3"/>
      <text:p text:style-name="P3"><text:tab/>do</text:p>
      <text:p text:style-name="P3"><text:tab/>{</text:p>
      <text:p text:style-name="P3"><text:tab/><text:tab/>printf("\n Menu :\n1. Input Matrix.\n2. Display Matrix.\n3. Add Matrices.\n4. Simple Transpose.\n5. Fast Transpose.\n6. Exit.\nEnter your choice : ");</text:p>
      <text:p text:style-name="P3"><text:tab/><text:tab/>scanf("%d",&amp;ch);</text:p>
      <text:p text:style-name="P3"><text:tab/><text:tab/>switch(ch)</text:p>
      <text:p text:style-name="P3"><text:tab/><text:tab/>{</text:p>
      <text:p text:style-name="P3"><text:tab/><text:tab/><text:tab/>case 1:<text:tab/>printf("\nSparse Matrix 1:\n");</text:p>
      <text:p text:style-name="P3"><text:tab/><text:tab/><text:tab/><text:tab/><text:tab/>printf("Enter no. of rows : ");</text:p>
      <text:p text:style-name="P3"><text:tab/><text:tab/><text:tab/><text:tab/><text:tab/>scanf("%d", &amp;m1[0].row);</text:p>
      <text:p text:style-name="P3"><text:tab/><text:tab/><text:tab/><text:tab/><text:tab/>printf("Enter no. of columns : ");</text:p>
      <text:p text:style-name="P3"><text:tab/><text:tab/><text:tab/><text:tab/><text:tab/>scanf("%d", &amp;m1[0].col);</text:p>
      <text:p text:style-name="P3"><text:tab/><text:tab/><text:tab/><text:tab/><text:tab/>getMat(m1);</text:p>
      <text:p text:style-name="P3"><text:tab/><text:tab/><text:tab/><text:tab/><text:tab/>t=1;</text:p>
      <text:p text:style-name="P3"><text:tab/><text:tab/><text:tab/><text:tab/><text:tab/>break;</text:p>
      <text:p text:style-name="P3"/>
      <text:p text:style-name="P3"><text:tab/><text:tab/><text:tab/>case 2:<text:tab/>if(t)</text:p>
      <text:p text:style-name="P3"><text:tab/><text:tab/><text:tab/><text:tab/><text:tab/>{<text:tab/>printf("\nSHOW MATRIX:\nEntered Sparse Matrix is :-\n");</text:p>
      <text:p text:style-name="P3"><text:tab/><text:tab/><text:tab/><text:tab/><text:tab/><text:tab/>showMat(m1);</text:p>
      <text:p text:style-name="P3"><text:tab/><text:tab/><text:tab/><text:tab/><text:tab/><text:tab/>printf("\nIn Matrix Form :\n");</text:p>
      <text:p text:style-name="P3"><text:soft-page-break/><text:tab/><text:tab/><text:tab/><text:tab/><text:tab/><text:tab/>MatDisplay(m1);</text:p>
      <text:p text:style-name="P3"><text:tab/><text:tab/><text:tab/><text:tab/><text:tab/>}</text:p>
      <text:p text:style-name="P3"><text:tab/><text:tab/><text:tab/><text:tab/><text:tab/>else</text:p>
      <text:p text:style-name="P3"><text:tab/><text:tab/><text:tab/><text:tab/><text:tab/><text:tab/>printf("\nEnter Matrix First..!!\n");</text:p>
      <text:p text:style-name="P3"><text:tab/><text:tab/><text:tab/><text:tab/><text:tab/>break;</text:p>
      <text:p text:style-name="P3"/>
      <text:p text:style-name="P3"><text:tab/><text:tab/><text:tab/>case 3:<text:tab/>if(!t)</text:p>
      <text:p text:style-name="P3"><text:tab/><text:tab/><text:tab/><text:tab/><text:tab/>{</text:p>
      <text:p text:style-name="P3"><text:tab/><text:tab/><text:tab/><text:tab/><text:tab/><text:tab/>printf("\nSparse Matrix 1:\n");</text:p>
      <text:p text:style-name="P3"><text:tab/><text:tab/><text:tab/><text:tab/><text:tab/><text:tab/>printf("Enter no. of rows : ");</text:p>
      <text:p text:style-name="P3"><text:tab/><text:tab/><text:tab/><text:tab/><text:tab/><text:tab/>scanf("%d", &amp;m1[0].row);</text:p>
      <text:p text:style-name="P3"><text:tab/><text:tab/><text:tab/><text:tab/><text:tab/><text:tab/>printf("Enter no. of columns : ");</text:p>
      <text:p text:style-name="P3"><text:tab/><text:tab/><text:tab/><text:tab/><text:tab/><text:tab/>scanf("%d", &amp;m1[0].col);</text:p>
      <text:p text:style-name="P3"><text:tab/><text:tab/><text:tab/><text:tab/><text:tab/><text:tab/>getMat(m1);</text:p>
      <text:p text:style-name="P3"><text:tab/><text:tab/><text:tab/><text:tab/><text:tab/><text:tab/>t=1;</text:p>
      <text:p text:style-name="P3"><text:tab/><text:tab/><text:tab/><text:tab/><text:tab/>}</text:p>
      <text:p text:style-name="P3"><text:tab/><text:tab/><text:tab/><text:tab/><text:tab/>printf("\nEnter another Matrix to ADD :");</text:p>
      <text:p text:style-name="P3"><text:tab/><text:tab/><text:tab/><text:tab/><text:tab/>printf("\nSparse Matrix 2:\n");</text:p>
      <text:p text:style-name="P3"><text:tab/><text:tab/><text:tab/><text:tab/><text:tab/>printf("Enter no. of rows : ");</text:p>
      <text:p text:style-name="P3"><text:tab/><text:tab/><text:tab/><text:tab/><text:tab/>scanf("%d", &amp;m2[0].row);</text:p>
      <text:p text:style-name="P3"><text:tab/><text:tab/><text:tab/><text:tab/><text:tab/>printf("Enter no. of columns : ");</text:p>
      <text:p text:style-name="P3"><text:tab/><text:tab/><text:tab/><text:tab/><text:tab/>scanf("%d", &amp;m2[0].col);</text:p>
      <text:p text:style-name="P3"><text:tab/><text:tab/><text:tab/><text:tab/><text:tab/>getMat(&amp;m2);</text:p>
      <text:p text:style-name="P3"/>
      <text:p text:style-name="P3"><text:tab/><text:tab/><text:tab/><text:tab/><text:tab/>printf("\nADDITION:\n");</text:p>
      <text:p text:style-name="P3"><text:tab/><text:tab/><text:tab/><text:tab/><text:tab/>if(m1[0].row==m2[0].row &amp;&amp; m1[0].col==m2[0].col)</text:p>
      <text:p text:style-name="P3"><text:tab/><text:tab/><text:tab/><text:tab/><text:tab/>{<text:tab/>addMat(m1,m2,m3);</text:p>
      <text:p text:style-name="P3"><text:tab/><text:tab/><text:tab/><text:tab/><text:tab/><text:tab/>printf("\nSparse Matrix 1:");</text:p>
      <text:p text:style-name="P3"><text:tab/><text:tab/><text:tab/><text:tab/><text:tab/><text:tab/>showMat(m1);</text:p>
      <text:p text:style-name="P3"><text:tab/><text:tab/><text:tab/><text:tab/><text:tab/><text:tab/>printf("\nSparse Matrix 2:");</text:p>
      <text:p text:style-name="P3"><text:tab/><text:tab/><text:tab/><text:tab/><text:tab/><text:tab/>showMat(m2);</text:p>
      <text:p text:style-name="P3"><text:tab/><text:tab/><text:tab/><text:tab/><text:tab/><text:tab/>printf("\nSum :");</text:p>
      <text:p text:style-name="P3"><text:tab/><text:tab/><text:tab/><text:tab/><text:tab/><text:tab/>showMat(m3);</text:p>
      <text:p text:style-name="P3"/>
      <text:p text:style-name="P3"><text:tab/><text:tab/><text:tab/><text:tab/><text:tab/><text:tab/>printf("\nSparse Matrix 1:\n");</text:p>
      <text:p text:style-name="P3"><text:tab/><text:tab/><text:tab/><text:tab/><text:tab/><text:tab/>MatDisplay(m1);</text:p>
      <text:p text:style-name="P3"><text:tab/><text:tab/><text:tab/><text:tab/><text:tab/><text:tab/>printf("\nSparse Matrix 2:\n");</text:p>
      <text:p text:style-name="P3"><text:tab/><text:tab/><text:tab/><text:tab/><text:tab/><text:tab/>MatDisplay(m2);</text:p>
      <text:p text:style-name="P3"><text:tab/><text:tab/><text:tab/><text:tab/><text:tab/><text:tab/>printf("\nSum :\n");</text:p>
      <text:p text:style-name="P3"><text:tab/><text:tab/><text:tab/><text:tab/><text:tab/><text:tab/>MatDisplay(m3);</text:p>
      <text:p text:style-name="P3"><text:tab/><text:tab/><text:tab/><text:tab/><text:tab/>}</text:p>
      <text:p text:style-name="P3"><text:tab/><text:tab/><text:tab/><text:tab/><text:tab/>else</text:p>
      <text:p text:style-name="P3"><text:tab/><text:tab/><text:tab/><text:tab/><text:tab/><text:tab/>printf("\nCannot Add Matrices\n");</text:p>
      <text:p text:style-name="P3"><text:tab/><text:tab/><text:tab/><text:tab/><text:tab/>break;</text:p>
      <text:p text:style-name="P3"/>
      <text:p text:style-name="P3"><text:tab/><text:tab/><text:tab/>case 4:<text:tab/>if(t)</text:p>
      <text:p text:style-name="P3"><text:tab/><text:tab/><text:tab/><text:tab/><text:tab/>{<text:tab/>printf("\nSIMPLE TRANSPOSE:\n");</text:p>
      <text:p text:style-name="P3"><text:tab/><text:tab/><text:tab/><text:tab/><text:tab/><text:tab/>trans(m1,m3);</text:p>
      <text:p text:style-name="P3"><text:tab/><text:tab/><text:tab/><text:tab/><text:tab/><text:tab/>printf("\nSparse Matrix 1:");</text:p>
      <text:p text:style-name="P3"><text:tab/><text:tab/><text:tab/><text:tab/><text:tab/><text:tab/>showMat(m1);</text:p>
      <text:p text:style-name="P3"><text:tab/><text:tab/><text:tab/><text:tab/><text:tab/><text:tab/>printf("\nTranspose of Sparse Matrix 1 :");</text:p>
      <text:p text:style-name="P3"><text:tab/><text:tab/><text:tab/><text:tab/><text:tab/><text:tab/>showMat(m3);</text:p>
      <text:p text:style-name="P3"><text:soft-page-break/><text:tab/><text:tab/><text:tab/><text:tab/><text:tab/>}</text:p>
      <text:p text:style-name="P3"><text:tab/><text:tab/><text:tab/><text:tab/><text:tab/>else</text:p>
      <text:p text:style-name="P3"><text:tab/><text:tab/><text:tab/><text:tab/><text:tab/><text:tab/>printf("\nEnter Matrix First..!!\n");</text:p>
      <text:p text:style-name="P3"><text:tab/><text:tab/><text:tab/><text:tab/><text:tab/>break;</text:p>
      <text:p text:style-name="P3"/>
      <text:p text:style-name="P3"><text:tab/><text:tab/><text:tab/>case 5:<text:tab/>if(t)</text:p>
      <text:p text:style-name="P3"><text:tab/><text:tab/><text:tab/><text:tab/><text:tab/>{<text:tab/>printf("\nFAST TRANSPOSE:\n");</text:p>
      <text:p text:style-name="P3"><text:tab/><text:tab/><text:tab/><text:tab/><text:tab/><text:tab/>fasttrans(m1,m3);</text:p>
      <text:p text:style-name="P3"><text:tab/><text:tab/><text:tab/><text:tab/><text:tab/><text:tab/>printf("\nSparse Matrix 1:");</text:p>
      <text:p text:style-name="P3"><text:tab/><text:tab/><text:tab/><text:tab/><text:tab/><text:tab/>showMat(m1);</text:p>
      <text:p text:style-name="P3"><text:tab/><text:tab/><text:tab/><text:tab/><text:tab/><text:tab/>printf("\nTranspose of Sparse Matrix 1 :");</text:p>
      <text:p text:style-name="P3"><text:tab/><text:tab/><text:tab/><text:tab/><text:tab/><text:tab/>showMat(m3);</text:p>
      <text:p text:style-name="P3"><text:tab/><text:tab/><text:tab/><text:tab/><text:tab/>}</text:p>
      <text:p text:style-name="P3"><text:tab/><text:tab/><text:tab/><text:tab/><text:tab/>else</text:p>
      <text:p text:style-name="P3"><text:tab/><text:tab/><text:tab/><text:tab/><text:tab/><text:tab/>printf("\nEnter Matrix First..!!\n");</text:p>
      <text:p text:style-name="P3"><text:tab/><text:tab/><text:tab/><text:tab/><text:tab/>break;</text:p>
      <text:p text:style-name="P3"/>
      <text:p text:style-name="P3"><text:tab/><text:tab/><text:tab/>case 6: break;</text:p>
      <text:p text:style-name="P3"/>
      <text:p text:style-name="P3"><text:tab/><text:tab/><text:tab/>default:printf("\nEnter Choice Between 1 - 6 Only..!!\n");</text:p>
      <text:p text:style-name="P3"><text:tab/><text:tab/>}</text:p>
      <text:p text:style-name="P3"><text:tab/>}while(ch!=6);</text:p>
      <text:p text:style-name="P3"/>
      <text:p text:style-name="P3"><text:s text:c="4"/>return 0;</text:p>
      <text:p text:style-name="P3">}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UTPUT:</text:p>
      <text:p text:style-name="P1"/>
      <text:p text:style-name="P1">Menu :</text:p>
      <text:p text:style-name="P1">1. Input Matrix.</text:p>
      <text:p text:style-name="P1">2. Display Matrix.</text:p>
      <text:p text:style-name="P1">3. Add Matrices.</text:p>
      <text:p text:style-name="P1">4. Simple Transpose.</text:p>
      <text:p text:style-name="P1">5. Fast Transpose.</text:p>
      <text:p text:style-name="P1">6. Exit.</text:p>
      <text:p text:style-name="P1">Enter your choice : 1</text:p>
      <text:p text:style-name="P1"/>
      <text:p text:style-name="P1">Sparse Matrix 1:</text:p>
      <text:p text:style-name="P1">Enter no. of rows : 3</text:p>
      <text:p text:style-name="P1">Enter no. of columns : 3</text:p>
      <text:p text:style-name="P1">Enter elements one by one.</text:p>
      <text:p text:style-name="P1">1 0 1 0 1 0 1 0 1</text:p>
      <text:p text:style-name="P1"/>
      <text:p text:style-name="P1"><text:s/>Menu :</text:p>
      <text:p text:style-name="P1">1. Input Matrix.</text:p>
      <text:p text:style-name="P1">2. Display Matrix.</text:p>
      <text:p text:style-name="P1">3. Add Matrices.</text:p>
      <text:p text:style-name="P1">4. Simple Transpose.</text:p>
      <text:p text:style-name="P1">5. Fast Transpose.</text:p>
      <text:p text:style-name="P1">6. Exit.</text:p>
      <text:p text:style-name="P1">Enter your choice : 2 </text:p>
      <text:p text:style-name="P1"/>
      <text:p text:style-name="P1">SHOW MATRIX:</text:p>
      <text:p text:style-name="P1">Entered Sparse Matrix is :-</text:p>
      <text:p text:style-name="P1"/>
      <text:p text:style-name="P1"><text:tab/>Row<text:tab/>Col<text:tab/>Value</text:p>
      <text:p text:style-name="P1"><text:tab/>3<text:tab/>3<text:tab/>5</text:p>
      <text:p text:style-name="P1"><text:tab/>0<text:tab/>0<text:tab/>1</text:p>
      <text:p text:style-name="P1"><text:tab/>0<text:tab/>2<text:tab/>1</text:p>
      <text:p text:style-name="P1"><text:tab/>1<text:tab/>1<text:tab/>1</text:p>
      <text:p text:style-name="P1"><text:tab/>2<text:tab/>0<text:tab/>1</text:p>
      <text:p text:style-name="P1"><text:tab/>2<text:tab/>2<text:tab/>1</text:p>
      <text:p text:style-name="P1"/>
      <text:p text:style-name="P1">In Matrix Form :</text:p>
      <text:p text:style-name="P1"><text:tab/> 1 <text:s text:c="2"/>0 <text:s text:c="2"/>1 <text:s/></text:p>
      <text:p text:style-name="P1"><text:tab/> 0 <text:s text:c="2"/>1 <text:s text:c="2"/>0 <text:s/></text:p>
      <text:p text:style-name="P1"><text:tab/> 1 <text:s text:c="2"/>0 <text:s text:c="2"/>1 <text:s/></text:p>
      <text:p text:style-name="P1"><text:tab/></text:p>
      <text:p text:style-name="P1"><text:s/>Menu :</text:p>
      <text:p text:style-name="P1">1. Input Matrix.</text:p>
      <text:p text:style-name="P1">2. Display Matrix.</text:p>
      <text:p text:style-name="P1">3. Add Matrices.</text:p>
      <text:p text:style-name="P1">4. Simple Transpose.</text:p>
      <text:p text:style-name="P1">5. Fast Transpose.</text:p>
      <text:p text:style-name="P1">6. Exit.</text:p>
      <text:p text:style-name="P1">Enter your choice : 4</text:p>
      <text:p text:style-name="P1"/>
      <text:p text:style-name="P1">SIMPLE TRANSPOSE:</text:p>
      <text:p text:style-name="P1"><text:soft-page-break/></text:p>
      <text:p text:style-name="P1">Sparse Matrix 1:</text:p>
      <text:p text:style-name="P1"><text:tab/>Row<text:tab/>Col<text:tab/>Value</text:p>
      <text:p text:style-name="P1"><text:tab/>3<text:tab/>3<text:tab/>5</text:p>
      <text:p text:style-name="P1"><text:tab/>0<text:tab/>0<text:tab/>1</text:p>
      <text:p text:style-name="P1"><text:tab/>0<text:tab/>2<text:tab/>1</text:p>
      <text:p text:style-name="P1"><text:tab/>1<text:tab/>1<text:tab/>1</text:p>
      <text:p text:style-name="P1"><text:tab/>2<text:tab/>0<text:tab/>1</text:p>
      <text:p text:style-name="P1"><text:tab/>2<text:tab/>2<text:tab/>1</text:p>
      <text:p text:style-name="P1"/>
      <text:p text:style-name="P1">Transpose of Sparse Matrix 1 :</text:p>
      <text:p text:style-name="P1"><text:tab/>Row<text:tab/>Col<text:tab/>Value</text:p>
      <text:p text:style-name="P1"><text:tab/>3<text:tab/>3<text:tab/>5</text:p>
      <text:p text:style-name="P1"><text:tab/>0<text:tab/>0<text:tab/>1</text:p>
      <text:p text:style-name="P1"><text:tab/>0<text:tab/>2<text:tab/>1</text:p>
      <text:p text:style-name="P1"><text:tab/>1<text:tab/>1<text:tab/>1</text:p>
      <text:p text:style-name="P1"><text:tab/>2<text:tab/>0<text:tab/>1</text:p>
      <text:p text:style-name="P1"><text:tab/>2<text:tab/>2<text:tab/>1</text:p>
      <text:p text:style-name="P1"/>
      <text:p text:style-name="P1"><text:s/>Menu :</text:p>
      <text:p text:style-name="P1">1. Input Matrix.</text:p>
      <text:p text:style-name="P1">2. Display Matrix.</text:p>
      <text:p text:style-name="P1">3. Add Matrices.</text:p>
      <text:p text:style-name="P1">4. Simple Transpose.</text:p>
      <text:p text:style-name="P1">5. Fast Transpose.</text:p>
      <text:p text:style-name="P1">6. Exit.</text:p>
      <text:p text:style-name="P1">Enter your choice : 5</text:p>
      <text:p text:style-name="P1"/>
      <text:p text:style-name="P1">FAST TRANSPOSE:</text:p>
      <text:p text:style-name="P1"/>
      <text:p text:style-name="P1">Sparse Matrix 1:</text:p>
      <text:p text:style-name="P1"><text:tab/>Row<text:tab/>Col<text:tab/>Value</text:p>
      <text:p text:style-name="P1"><text:tab/>3<text:tab/>3<text:tab/>5</text:p>
      <text:p text:style-name="P1"><text:tab/>0<text:tab/>0<text:tab/>1</text:p>
      <text:p text:style-name="P1"><text:tab/>0<text:tab/>2<text:tab/>1</text:p>
      <text:p text:style-name="P1"><text:tab/>1<text:tab/>1<text:tab/>1</text:p>
      <text:p text:style-name="P1"><text:tab/>2<text:tab/>0<text:tab/>1</text:p>
      <text:p text:style-name="P1"><text:tab/>2<text:tab/>2<text:tab/>1</text:p>
      <text:p text:style-name="P1"/>
      <text:p text:style-name="P1">Transpose of Sparse Matrix 1 :</text:p>
      <text:p text:style-name="P1"><text:tab/>Row<text:tab/>Col<text:tab/>Value</text:p>
      <text:p text:style-name="P1"><text:tab/>3<text:tab/>3<text:tab/>5</text:p>
      <text:p text:style-name="P1"><text:tab/>0<text:tab/>0<text:tab/>1</text:p>
      <text:p text:style-name="P1"><text:tab/>0<text:tab/>2<text:tab/>1</text:p>
      <text:p text:style-name="P1"><text:tab/>1<text:tab/>1<text:tab/>1</text:p>
      <text:p text:style-name="P1"><text:tab/>2<text:tab/>0<text:tab/>1</text:p>
      <text:p text:style-name="P1"><text:tab/>2<text:tab/>2<text:tab/>1</text:p>
      <text:p text:style-name="P1"/>
      <text:p text:style-name="P1"><text:s/>Menu :</text:p>
      <text:p text:style-name="P1">1. Input Matrix.</text:p>
      <text:p text:style-name="P1">2. Display Matrix.</text:p>
      <text:p text:style-name="P1">3. Add Matrices.</text:p>
      <text:p text:style-name="P1"><text:soft-page-break/>4. Simple Transpose.</text:p>
      <text:p text:style-name="P1">5. Fast Transpose.</text:p>
      <text:p text:style-name="P1">6. Exit.</text:p>
      <text:p text:style-name="P1">Enter your choice : 3</text:p>
      <text:p text:style-name="P1"/>
      <text:p text:style-name="P1">Enter another Matrix to ADD :</text:p>
      <text:p text:style-name="P1">Sparse Matrix 2:</text:p>
      <text:p text:style-name="P1">Enter no. of rows : 3<text:tab/></text:p>
      <text:p text:style-name="P1">Enter no. of columns : 3</text:p>
      <text:p text:style-name="P1">Enter elements one by one.</text:p>
      <text:p text:style-name="P1">2 0 2 0 2 0 20 0 3</text:p>
      <text:p text:style-name="P1"/>
      <text:p text:style-name="P1">ADDITION:</text:p>
      <text:p text:style-name="P1"/>
      <text:p text:style-name="P1">Sparse Matrix 1:</text:p>
      <text:p text:style-name="P1"><text:tab/>Row<text:tab/>Col<text:tab/>Value</text:p>
      <text:p text:style-name="P1"><text:tab/>3<text:tab/>3<text:tab/>5</text:p>
      <text:p text:style-name="P1"><text:tab/>0<text:tab/>0<text:tab/>1</text:p>
      <text:p text:style-name="P1"><text:tab/>0<text:tab/>2<text:tab/>1</text:p>
      <text:p text:style-name="P1"><text:tab/>1<text:tab/>1<text:tab/>1</text:p>
      <text:p text:style-name="P1"><text:tab/>2<text:tab/>0<text:tab/>1</text:p>
      <text:p text:style-name="P1"><text:tab/>2<text:tab/>2<text:tab/>1</text:p>
      <text:p text:style-name="P1"/>
      <text:p text:style-name="P1">Sparse Matrix 2:</text:p>
      <text:p text:style-name="P1"><text:tab/>Row<text:tab/>Col<text:tab/>Value</text:p>
      <text:p text:style-name="P1"><text:tab/>3<text:tab/>3<text:tab/>5</text:p>
      <text:p text:style-name="P1"><text:tab/>0<text:tab/>0<text:tab/>2</text:p>
      <text:p text:style-name="P1"><text:tab/>0<text:tab/>2<text:tab/>2</text:p>
      <text:p text:style-name="P1"><text:tab/>1<text:tab/>1<text:tab/>2</text:p>
      <text:p text:style-name="P1"><text:tab/>2<text:tab/>0<text:tab/>20</text:p>
      <text:p text:style-name="P1"><text:tab/>2<text:tab/>2<text:tab/>3</text:p>
      <text:p text:style-name="P1"/>
      <text:p text:style-name="P1">Sum :</text:p>
      <text:p text:style-name="P1"><text:tab/>Row<text:tab/>Col<text:tab/>Value</text:p>
      <text:p text:style-name="P1"><text:tab/>3<text:tab/>3<text:tab/>5</text:p>
      <text:p text:style-name="P1"><text:tab/>0<text:tab/>0<text:tab/>3</text:p>
      <text:p text:style-name="P1"><text:tab/>0<text:tab/>2<text:tab/>3</text:p>
      <text:p text:style-name="P1"><text:tab/>1<text:tab/>1<text:tab/>3</text:p>
      <text:p text:style-name="P1"><text:tab/>2<text:tab/>0<text:tab/>21</text:p>
      <text:p text:style-name="P1"><text:tab/>2<text:tab/>2<text:tab/>4</text:p>
      <text:p text:style-name="P1"/>
      <text:p text:style-name="P1">Sparse Matrix 1:</text:p>
      <text:p text:style-name="P1"><text:tab/> 1 <text:s text:c="2"/>0 <text:s text:c="2"/>1 <text:s/></text:p>
      <text:p text:style-name="P1"><text:tab/> 0 <text:s text:c="2"/>1 <text:s text:c="2"/>0 <text:s/></text:p>
      <text:p text:style-name="P1"><text:tab/> 1 <text:s text:c="2"/>0 <text:s text:c="2"/>1 <text:s/></text:p>
      <text:p text:style-name="P1"><text:tab/></text:p>
      <text:p text:style-name="P1">Sparse Matrix 2:</text:p>
      <text:p text:style-name="P1"><text:tab/> 2 <text:s text:c="2"/>0 <text:s text:c="2"/>2 <text:s/></text:p>
      <text:p text:style-name="P1"><text:tab/> 0 <text:s text:c="2"/>2 <text:s text:c="2"/>0 <text:s/></text:p>
      <text:p text:style-name="P1"><text:tab/> 20 <text:s text:c="2"/>0 <text:s text:c="2"/>3 <text:s/></text:p>
      <text:p text:style-name="P1"><text:tab/></text:p>
      <text:p text:style-name="P1">Sum :</text:p>
      <text:p text:style-name="P1"><text:soft-page-break/><text:tab/> 3 <text:s text:c="2"/>0 <text:s text:c="2"/>3 <text:s/></text:p>
      <text:p text:style-name="P1"><text:tab/> 0 <text:s text:c="2"/>3 <text:s text:c="2"/>0 <text:s/></text:p>
      <text:p text:style-name="P1"><text:tab/> 21 <text:s text:c="2"/>0 <text:s text:c="2"/>4 <text:s/></text:p>
      <text:p text:style-name="P1"><text:tab/></text:p>
      <text:p text:style-name="P1"><text:s/>Menu :</text:p>
      <text:p text:style-name="P1">1. Input Matrix.</text:p>
      <text:p text:style-name="P1">2. Display Matrix.</text:p>
      <text:p text:style-name="P1">3. Add Matrices.</text:p>
      <text:p text:style-name="P1">4. Simple Transpose.</text:p>
      <text:p text:style-name="P1">5. Fast Transpose.</text:p>
      <text:p text:style-name="P1">6. Exit.</text:p>
      <text:p text:style-name="P1">Enter your choice : 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2:22:00.767762283</meta:creation-date>
    <dc:date>2019-10-03T12:28:58.909137368</dc:date>
    <meta:editing-duration>PT6M58S</meta:editing-duration>
    <meta:editing-cycles>1</meta:editing-cycles>
    <meta:document-statistic meta:table-count="0" meta:image-count="0" meta:object-count="0" meta:page-count="10" meta:paragraph-count="407" meta:word-count="1059" meta:character-count="6932" meta:non-whitespace-character-count="5258"/>
    <meta:generator>LibreOffice/5.1.6.2$Linux_X86_64 LibreOffice_project/10m0$Build-2</meta:generator>
  </office:meta>
</office:document-meta>
</file>